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3243" officeooo:paragraph-rsid="00113243"/>
    </style:style>
    <style:style style:name="P2" style:family="paragraph" style:parent-style-name="Standard">
      <style:paragraph-properties fo:text-align="center" style:justify-single-word="false"/>
      <style:text-properties officeooo:rsid="00113243" officeooo:paragraph-rsid="00113243"/>
    </style:style>
    <style:style style:name="P3" style:family="paragraph" style:parent-style-name="Standard">
      <style:paragraph-properties fo:text-align="start" style:justify-single-word="false"/>
      <style:text-properties officeooo:rsid="00113243" officeooo:paragraph-rsid="00113243"/>
    </style:style>
    <style:style style:name="P4" style:family="paragraph" style:parent-style-name="Standard">
      <style:paragraph-properties fo:text-align="start" style:justify-single-word="false"/>
      <style:text-properties officeooo:rsid="00113243" officeooo:paragraph-rsid="00148b55"/>
    </style:style>
    <style:style style:name="P5" style:family="paragraph" style:parent-style-name="Standard">
      <style:paragraph-properties fo:text-align="start" style:justify-single-word="false"/>
      <style:text-properties officeooo:rsid="00113243" officeooo:paragraph-rsid="0015cda8"/>
    </style:style>
    <style:style style:name="P6" style:family="paragraph" style:parent-style-name="Standard">
      <style:paragraph-properties fo:text-align="start" style:justify-single-word="false"/>
      <style:text-properties officeooo:rsid="00113243" officeooo:paragraph-rsid="0015d683"/>
    </style:style>
    <style:style style:name="P7" style:family="paragraph" style:parent-style-name="Standard">
      <style:paragraph-properties fo:text-align="center" style:justify-single-word="false"/>
      <style:text-properties fo:font-size="14pt" fo:font-weight="bold" officeooo:rsid="00113243" officeooo:paragraph-rsid="00113243" style:font-size-asian="14pt" style:font-weight-asian="bold" style:font-size-complex="14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1369cb"/>
    </style:style>
    <style:style style:name="T4" style:family="text">
      <style:text-properties officeooo:rsid="0014064e"/>
    </style:style>
    <style:style style:name="T5" style:family="text">
      <style:text-properties officeooo:rsid="00148b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Trierweiler</text:p>
      <text:p text:style-name="P1">CS290, Winter Quarter 2017</text:p>
      <text:p text:style-name="P1">February 19<text:span text:style-name="T1">th</text:span>, 2017</text:p>
      <text:p text:style-name="P1"/>
      <text:p text:style-name="P7">How-To-Proposal</text:p>
      <text:p text:style-name="P2"/>
      <text:p text:style-name="P3"><text:tab/>I would like to write a How-To-Guide for BreweryDB’s API. BreweryDB is a collection of data for the beer and brewery community. Their data is crowd sourced, meaning it is provided by fellow users. <text:span text:style-name="T3">Access to their API is free for developers.</text:span> <text:s text:c="4"/></text:p>
      <text:p text:style-name="P3"/>
      <text:p text:style-name="P5"><text:tab/><text:span text:style-name="T4">The API has a lot of data to offer, and even has an online support through Google group, social media, email, and so on. In terms of documentation, I plan on adding that the API does not support CORS to the get started portion of the guide. While tr</text:span>ying to access the API from a local host, <text:span text:style-name="T4">using XMLHTTPRequest led to the following error message: “No 'Access-Control-Allow-Origin' header is present on the requested resource. Origin 'null' is therefore not allowed access.” From what I understand browsers have a same-origin policy which will only allows resources to interact with one another from the same domain. A way around this is by using CORs, however, the API does not support it. It took me a while to figure this out, and the only reference I found was an archived message in BreweryDB’s Google group. I am currently trying to find a way around this issue.</text:span></text:p>
      <text:p text:style-name="P4"/>
      <text:p text:style-name="P6"><text:tab/><text:span text:style-name="T5">The application I plan on showing the user is how to use the event feature for the database. From what I understand it will return a list of events in the database. Furthermore you can also access the beers, the award categories, the award places, the brewery, and the social account for a specific event. The documentation for accessing the event feature is well documented, however, it is not well documented for accessing the more specific features of a specific event. This could be an issue for someone who is trying to access this data. Everything else regarding the API besides what was mentioned above, looks to be well docu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24:11.660000000</meta:creation-date>
    <dc:date>2017-02-19T23:55:59.773000000</dc:date>
    <meta:editing-duration>PT8M6S</meta:editing-duration>
    <meta:editing-cycles>2</meta:editing-cycles>
    <meta:generator>LibreOffice/5.1.3.2$Windows_x86 LibreOffice_project/644e4637d1d8544fd9f56425bd6cec110e49301b</meta:generator>
    <meta:document-statistic meta:table-count="0" meta:image-count="0" meta:object-count="0" meta:page-count="1" meta:paragraph-count="7" meta:word-count="315" meta:character-count="1833" meta:non-whitespace-character-count="1517"/>
  </office:meta>
</office:document-meta>
</file>